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va Square" svg:font-family="'Nova Squar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Impact" fo:font-size="4pt" officeooo:rsid="000dfffe" officeooo:paragraph-rsid="000dfffe" style:font-size-asian="4pt" style:font-size-complex="4pt"/>
    </style:style>
    <style:style style:name="P2" style:family="paragraph" style:parent-style-name="Preformatted_20_Text">
      <style:text-properties fo:font-size="4pt" style:font-size-asian="4pt" style:font-size-complex="4pt"/>
    </style:style>
    <style:style style:name="P3" style:family="paragraph" style:parent-style-name="Preformatted_20_Text">
      <style:paragraph-properties fo:margin-top="0in" fo:margin-bottom="0.1965in" style:contextual-spacing="false"/>
      <style:text-properties style:font-name="Nova Square" fo:font-size="16pt" officeooo:rsid="0013a551" officeooo:paragraph-rsid="0013a551" style:font-name-asian="NSimSun1" style:font-size-asian="16pt" style:font-name-complex="Liberation Mono" style:font-size-complex="16pt"/>
    </style:style>
    <style:style style:name="P4" style:family="paragraph" style:parent-style-name="Preformatted_20_Text">
      <style:paragraph-properties fo:margin-top="0in" fo:margin-bottom="0.1965in" style:contextual-spacing="false"/>
      <style:text-properties style:font-name="Nova Square" fo:font-size="16pt" officeooo:rsid="0013a551" officeooo:paragraph-rsid="0013a551" style:font-size-asian="16pt" style:font-size-complex="16pt"/>
    </style:style>
    <style:style style:name="P5" style:family="paragraph" style:parent-style-name="Preformatted_20_Text">
      <style:paragraph-properties fo:margin-top="0in" fo:margin-bottom="0.1965in" style:contextual-spacing="false"/>
      <style:text-properties style:font-name="Nova Square" fo:font-size="16pt" officeooo:rsid="0018a6dc" officeooo:paragraph-rsid="0018a6dc" style:font-size-asian="14pt" style:font-size-complex="16pt"/>
    </style:style>
    <style:style style:name="P6" style:family="paragraph" style:parent-style-name="Preformatted_20_Text">
      <style:paragraph-properties fo:margin-top="0in" fo:margin-bottom="0.1965in" style:contextual-spacing="false"/>
      <style:text-properties style:font-name="Nova Square" fo:font-size="16pt" officeooo:rsid="001a2ac6" officeooo:paragraph-rsid="001a2ac6" style:font-size-asian="14pt" style:font-size-complex="16pt"/>
    </style:style>
    <style:style style:name="P7" style:family="paragraph" style:parent-style-name="Preformatted_20_Text">
      <style:paragraph-properties fo:margin-top="0in" fo:margin-bottom="0.1965in" style:contextual-spacing="false"/>
      <style:text-properties fo:font-size="4pt" officeooo:paragraph-rsid="0013a551" style:font-size-asian="4pt" style:font-size-complex="4pt"/>
    </style:style>
    <style:style style:name="P8" style:family="paragraph" style:parent-style-name="Preformatted_20_Text">
      <style:paragraph-properties fo:margin-top="0in" fo:margin-bottom="0.1965in" style:contextual-spacing="false"/>
      <style:text-properties style:font-name="Nova Square" fo:font-size="16pt" officeooo:rsid="001bcc90" officeooo:paragraph-rsid="001bcc90" style:font-size-asian="14pt" style:font-size-complex="16pt"/>
    </style:style>
    <style:style style:name="P9" style:family="paragraph" style:parent-style-name="Preformatted_20_Text">
      <style:paragraph-properties fo:margin-top="0in" fo:margin-bottom="0.1965in" style:contextual-spacing="false"/>
      <style:text-properties style:font-name="Nova Square" fo:font-size="16pt" officeooo:rsid="00200c38" officeooo:paragraph-rsid="00200c38" style:font-size-asian="14pt" style:font-size-complex="16pt"/>
    </style:style>
    <style:style style:name="P10" style:family="paragraph">
      <style:paragraph-properties style:writing-mode="lr-tb"/>
      <style:text-properties style:font-name="Nova Square" fo:font-size="12pt"/>
    </style:style>
    <style:style style:name="P11" style:family="paragraph">
      <style:paragraph-properties style:writing-mode="lr-tb"/>
      <style:text-properties style:font-name="Nova Square"/>
    </style:style>
    <style:style style:name="P12" style:family="paragraph">
      <loext:graphic-properties draw:fill-color="#ffb66c"/>
      <style:paragraph-properties style:writing-mode="lr-tb"/>
      <style:text-properties style:font-name="Nova Square"/>
    </style:style>
    <style:style style:name="P13" style:family="paragraph">
      <style:paragraph-properties style:writing-mode="lr-tb"/>
    </style:style>
    <style:style style:name="P14" style:family="paragraph">
      <loext:graphic-properties draw:fill-color="#ffd428"/>
      <style:paragraph-properties style:writing-mode="lr-tb"/>
    </style:style>
    <style:style style:name="T1" style:family="text">
      <style:text-properties officeooo:rsid="00187095"/>
    </style:style>
    <style:style style:name="T2" style:family="text">
      <style:text-properties officeooo:rsid="001ce927"/>
    </style:style>
    <style:style style:name="T3" style:family="text">
      <style:text-properties officeooo:rsid="001d8e49"/>
    </style:style>
    <style:style style:name="T4" style:family="text">
      <style:text-properties officeooo:rsid="001f7481"/>
    </style:style>
    <style:style style:name="T5" style:family="text">
      <style:text-properties style:font-name="Nova Square" fo:font-size="12pt"/>
    </style:style>
    <style:style style:name="T6" style:family="text">
      <style:text-properties style:font-name="Nova Square"/>
    </style:style>
    <style:style style:name="gr1" style:family="graphic">
      <style:graphic-properties draw:textarea-horizontal-align="justify" draw:textarea-vertical-align="middle" draw:auto-grow-height="false" fo:min-height="1.6783in" fo:min-width="1.8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6772in" fo:min-width="1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b66c" draw:textarea-horizontal-align="justify" draw:textarea-vertical-align="middle" draw:auto-grow-height="false" fo:min-height="1.6772in" fo:min-width="1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761in" fo:min-width="0.7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8752in" fo:min-width="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7453in" fo:min-width="1.0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6201in" fo:min-width="0.2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d428" draw:textarea-horizontal-align="justify" draw:textarea-vertical-align="middle" draw:auto-grow-height="false" fo:min-height="1.0528in" fo:min-width="2.2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8008in" fo:min-width="0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4" draw:name="Shape1_2" draw:style-name="gr3" draw:text-style-name="P12" svg:width="1.8543in" svg:height="1.6776in" svg:x="7.161in" svg:y="-0.5071in"><text:p text:style-name="P11"><text:span text:style-name="T6">rende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Shape6" draw:style-name="gr6" draw:text-style-name="P13" svg:width="1.0835in" svg:height="0.9386in" svg:x="12.2236in" svg:y="-0.6209in"><text:p text:style-name="P13">level2Camera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draw:custom-shape text:anchor-type="paragraph" draw:z-index="12" draw:name="Shape2_0" draw:style-name="gr5" draw:text-style-name="P13" svg:width="1.0004in" svg:height="0.8752in" svg:x="13.4528in" svg:y="-0.5693in"><text:p text:style-name="P13">setScen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Shape3_0" draw:style-name="gr4" draw:text-style-name="P13" svg:width="1.5213in" svg:height="1.5213in" svg:x="14.6508in" svg:y="-0.6409in"><text:p text:style-name="P13">“Level2NodePath”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bookmark text:name="taag_output_text"/># <text:s text:c="187"/></text:p>
      <text:p text:style-name="P2"><draw:custom-shape text:anchor-type="paragraph" draw:z-index="5" draw:name="Shape3" draw:style-name="gr4" draw:text-style-name="P13" svg:width="1.5213in" svg:height="1.5213in" svg:x="10.4839in" svg:y="0.0516in"><text:p text:style-name="P13">(“StrawBerryDonut.egg”)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# <text:s text:c="187"/></text:p>
      <text:p text:style-name="P2"># <text:s/>NNNNNNNN <text:s text:c="7"/>NNNNNNNN <text:s text:c="4"/>OOOOOOOOO <text:s text:c="4"/>DDDDDDDDDDDDD <text:s text:c="5"/>EEEEEEEEEEEEEEEEEEEEEEPPPPPPPPPPPPPPPPP <text:s text:c="7"/>AAA <text:s text:c="8"/>TTTTTTTTTTTTTTTTTTTTTTTHHHHHHHHH <text:s text:c="4"/>HHHHHHHHH <text:s text:c="2"/>SSSSSSSSSSSSSSS </text:p>
      <text:p text:style-name="P2"># <text:s/>N:::::::N <text:s text:c="6"/>N::::::N <text:s text:c="2"/>OO:::::::::OO <text:s text:c="2"/>D::::::::::::DDD <text:s text:c="2"/>E::::::::::::::::::::EP::::::::::::::::P <text:s text:c="5"/>A:::A <text:s text:c="7"/>T:::::::::::::::::::::TH:::::::H <text:s text:c="4"/>H:::::::H SS:::::::::::::::S</text:p>
      <text:p text:style-name="P2"><draw:custom-shape text:anchor-type="paragraph" draw:z-index="3" draw:name="Shape2" draw:style-name="gr5" draw:text-style-name="P13" svg:width="1.0004in" svg:height="0.8752in" svg:x="9.0882in" svg:y="0.0374in"><text:p text:style-name="P13">find</text:p><draw:enhanced-geometry svg:viewBox="0 0 21600 21600" draw:glue-points="10800 0 0 10800 10800 21600 21600 10800" draw:type="flowchart-process" draw:enhanced-path="M 0 0 L 21600 0 21600 21600 0 21600 0 0 Z N"/></draw:custom-shape># <text:s/>N::::::::N <text:s text:c="5"/>N::::::N OO:::::::::::::OO D:::::::::::::::DD E::::::::::::::::::::EP::::::PPPPPP:::::P <text:s text:c="3"/>A:::::A <text:s text:c="6"/>T:::::::::::::::::::::TH:::::::H <text:s text:c="4"/>H:::::::HS:::::SSSSSS::::::S</text:p>
      <text:p text:style-name="P2"># <text:s/>N:::::::::N <text:s text:c="4"/>N::::::NO:::::::OOO:::::::ODDD:::::DDDDD:::::DEE::::::EEEEEEEEE::::EPP:::::P <text:s text:c="4"/>P:::::P <text:s/>A:::::::A <text:s text:c="5"/>T:::::TT:::::::TT:::::THH::::::H <text:s text:c="4"/>H::::::HHS:::::S <text:s text:c="4"/>SSSSSSS</text:p>
      <text:p text:style-name="P2"># <text:s/>N::::::::::N <text:s text:c="3"/>N::::::NO::::::O <text:s text:c="2"/>O::::::O <text:s/>D:::::D <text:s text:c="3"/>D:::::D E:::::E <text:s text:c="6"/>EEEEEE <text:s/>P::::P <text:s text:c="4"/>P:::::P A:::::::::A <text:s text:c="4"/>TTTTTT <text:s/>T:::::T <text:s/>TTTTTT <text:s/>H:::::H <text:s text:c="4"/>H:::::H <text:s/>S:::::S <text:s text:c="11"/></text:p>
      <text:p text:style-name="P2"># <text:s/>N:::::::::::N <text:s text:c="2"/>N::::::NO:::::O <text:s text:c="4"/>O:::::O <text:s/>D:::::D <text:s text:c="4"/>D:::::DE:::::E <text:s text:c="14"/>P::::P <text:s text:c="4"/>P:::::PA:::::A:::::A <text:s text:c="11"/>T:::::T <text:s text:c="9"/>H:::::H <text:s text:c="4"/>H:::::H <text:s/>S:::::S <text:s text:c="11"/></text:p>
      <text:p text:style-name="P2"># <text:s/>N:::::::N::::N <text:s/>N::::::NO:::::O <text:s text:c="4"/>O:::::O <text:s/>D:::::D <text:s text:c="4"/>D:::::DE::::::EEEEEEEEEE <text:s text:c="4"/>P::::PPPPPP:::::PA:::::A A:::::A <text:s text:c="10"/>T:::::T <text:s text:c="9"/>H::::::HHHHH::::::H <text:s text:c="2"/>S::::SSSS <text:s text:c="8"/></text:p>
      <text:p text:style-name="P2"># <text:s/>N::::::N N::::N N::::::NO:::::O <text:s text:c="4"/>O:::::O <text:s/>D:::::D <text:s text:c="4"/>D:::::DE:::::::::::::::E <text:s text:c="4"/>P:::::::::::::PPA:::::A <text:s text:c="2"/>A:::::A <text:s text:c="9"/>T:::::T <text:s text:c="9"/>H:::::::::::::::::H <text:s text:c="3"/>SS::::::SSSSS <text:s text:c="3"/></text:p>
      <text:p text:style-name="P2"># <text:s/>N::::::N <text:s/>N::::N:::::::NO:::::O <text:s text:c="4"/>O:::::O <text:s/>D:::::D <text:s text:c="4"/>D:::::DE:::::::::::::::E <text:s text:c="4"/>P::::PPPPPPPPP A:::::A <text:s text:c="4"/>A:::::A <text:s text:c="8"/>T:::::T <text:s text:c="9"/>H:::::::::::::::::H <text:s text:c="5"/>SSS::::::::SS <text:s/></text:p>
      <text:p text:style-name="P2"># <text:s/>N::::::N <text:s text:c="2"/>N:::::::::::NO:::::O <text:s text:c="4"/>O:::::O <text:s/>D:::::D <text:s text:c="4"/>D:::::DE::::::EEEEEEEEEE <text:s text:c="4"/>P::::P <text:s text:c="7"/>A:::::AAAAAAAAA:::::A <text:s text:c="7"/>T:::::T <text:s text:c="9"/>H::::::HHHHH::::::H <text:s text:c="8"/>SSSSSS::::S </text:p>
      <text:p text:style-name="P2"># <text:s/>N::::::N <text:s text:c="3"/>N::::::::::NO:::::O <text:s text:c="4"/>O:::::O <text:s/>D:::::D <text:s text:c="4"/>D:::::DE:::::E <text:s text:c="14"/>P::::P <text:s text:c="6"/>A:::::::::::::::::::::A <text:s text:c="6"/>T:::::T <text:s text:c="9"/>H:::::H <text:s text:c="4"/>H:::::H <text:s text:c="13"/>S:::::S</text:p>
      <text:p text:style-name="P2"># <text:s/>N::::::N <text:s text:c="4"/>N:::::::::NO::::::O <text:s text:c="2"/>O::::::O <text:s/>D:::::D <text:s text:c="3"/>D:::::D E:::::E <text:s text:c="6"/>EEEEEE <text:s/>P::::P <text:s text:c="5"/>A:::::AAAAAAAAAAAAA:::::A <text:s text:c="5"/>T:::::T <text:s text:c="9"/>H:::::H <text:s text:c="4"/>H:::::H <text:s text:c="13"/>S:::::S</text:p>
      <text:p text:style-name="P2"># <text:s/>N::::::N <text:s text:c="5"/>N::::::::NO:::::::OOO:::::::ODDD:::::DDDDD:::::DEE::::::EEEEEEEE:::::EPP::::::PP <text:s text:c="2"/>A:::::A <text:s text:c="12"/>A:::::A <text:s text:c="2"/>TT:::::::TT <text:s text:c="5"/>HH::::::H <text:s text:c="4"/>H::::::HHSSSSSSS <text:s text:c="4"/>S:::::S</text:p>
      <text:p text:style-name="P2"># <text:s/>N::::::N <text:s text:c="6"/>N:::::::N OO:::::::::::::OO D:::::::::::::::DD E::::::::::::::::::::EP::::::::P <text:s/>A:::::A <text:s text:c="14"/>A:::::A <text:s/>T:::::::::T <text:s text:c="5"/>H:::::::H <text:s text:c="4"/>H:::::::HS::::::SSSSSS:::::S</text:p>
      <text:p text:style-name="P2"># <text:s/>N::::::N <text:s text:c="7"/>N::::::N <text:s text:c="2"/>OO:::::::::OO <text:s text:c="2"/>D::::::::::::DDD <text:s text:c="2"/>E::::::::::::::::::::EP::::::::P A:::::A <text:s text:c="16"/>A:::::A T:::::::::T <text:s text:c="5"/>H:::::::H <text:s text:c="4"/>H:::::::HS:::::::::::::::SS </text:p>
      <text:p text:style-name="P2"><draw:custom-shape text:anchor-type="paragraph" draw:z-index="14" draw:name="Shape1_5" draw:style-name="gr3" draw:text-style-name="P12" svg:width="1.8543in" svg:height="1.6776in" svg:x="14.5154in" svg:y="0.0181in"><text:p text:style-name="P11"><text:span text:style-name="T6">Level2NodePath</text:span></text:p><draw:enhanced-geometry svg:viewBox="0 0 21600 21600" draw:glue-points="10800 0 0 10800 10800 21600 21600 10800" draw:type="flowchart-process" draw:enhanced-path="M 0 0 L 21600 0 21600 21600 0 21600 0 0 Z N"/></draw:custom-shape># <text:s/>NNNNNNNN <text:s text:c="8"/>NNNNNNN <text:s text:c="4"/>OOOOOOOOO <text:s text:c="4"/>DDDDDDDDDDDDD <text:s text:c="5"/>EEEEEEEEEEEEEEEEEEEEEEPPPPPPPPPPAAAAAAA <text:s text:c="18"/>AAAAAAATTTTTTTTTTT <text:s text:c="5"/>HHHHHHHHH <text:s text:c="4"/>HHHHHHHHH SSSSSSSSSSSSSSS <text:s text:c="2"/></text:p>
      <text:p text:style-name="P2"># <text:s text:c="187"/></text:p>
      <text:p text:style-name="P2"># <text:s text:c="187"/></text:p>
      <text:p text:style-name="P2"># <text:s text:c="187"/></text:p>
      <text:p text:style-name="P2"># <text:s text:c="187"/></text:p>
      <text:p text:style-name="P2"><draw:custom-shape text:anchor-type="paragraph" draw:z-index="0" draw:name="Shape1" draw:style-name="gr2" draw:text-style-name="P11" svg:width="1.8543in" svg:height="1.6776in" svg:x="7.1402in" svg:y="0.0043in"><text:p text:style-name="P11"><text:span text:style-name="T6">NodePath</text:span></text:p><draw:enhanced-geometry svg:viewBox="0 0 21600 21600" draw:glue-points="10800 0 0 10800 10800 21600 21600 10800" draw:type="flowchart-process" draw:enhanced-path="M 0 0 L 21600 0 21600 21600 0 21600 0 0 Z N"/></draw:custom-shape># <text:s text:c="187"/></text:p>
      <text:p text:style-name="P2"># <text:s text:c="187"/></text:p>
      <text:p text:style-name="P7">#</text:p>
      <text:p text:style-name="P3">from panda3d.core import *</text:p>
      <text:p text:style-name="P4"><draw:custom-shape text:anchor-type="paragraph" draw:z-index="1" draw:name="Shape1_0" draw:style-name="gr9" draw:text-style-name="P11" svg:width="0.8858in" svg:height="0.8012in" svg:x="8.1091in" svg:y="-0.0236in"><text:p text:style-name="P11"><text:span text:style-name="T6">NodePath</text:span></text:p><draw:enhanced-geometry svg:viewBox="0 0 21600 21600" draw:glue-points="10800 0 0 10800 10800 21600 21600 10800" draw:type="flowchart-process" draw:enhanced-path="M 0 0 L 21600 0 21600 21600 0 21600 0 0 Z N"/></draw:custom-shape>from <text:span text:style-name="T3">direct.</text:span><text:span text:style-name="T1">s</text:span>how<text:span text:style-name="T1">b</text:span>ase.<text:span text:style-name="T1">S</text:span>how<text:span text:style-name="T1">B</text:span>ase import ShowBase</text:p>
      <text:p text:style-name="P5"><draw:custom-shape text:anchor-type="paragraph" draw:z-index="2" draw:name="Shape1_1" draw:style-name="gr2" draw:text-style-name="P11" svg:width="1.8543in" svg:height="1.6776in" svg:x="7.1508in" svg:y="1.0118in"><text:p text:style-name="P11"><text:span text:style-name="T6">NodePath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Shape1_3" draw:style-name="gr2" draw:text-style-name="P11" svg:width="1.8543in" svg:height="1.6776in" svg:x="9.4736in" svg:y="-0.1547in"><text:p text:style-name="P11"><text:span text:style-name="T6">NodePath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Shape4" draw:style-name="gr8" draw:text-style-name="P14" svg:width="2.365in" svg:height="1.1669in" svg:x="10.1299in" svg:y="2.3346in"><text:p text:style-name="P13">StrawberryDonut.eg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5" draw:style-name="gr7" svg:width="0.563in" svg:height="0.7087in" svg:x="10.2756in" svg:y="1.52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1_4" draw:style-name="gr2" draw:text-style-name="P11" svg:width="1.8543in" svg:height="1.6776in" svg:x="11.5362in" svg:y="-0.1445in"><text:p text:style-name="P11"><text:span text:style-name="T6">NodePath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Shape5_0" draw:style-name="gr7" svg:width="0.563in" svg:height="0.7087in" svg:x="11.8173in" svg:y="1.626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1_6" draw:style-name="gr2" draw:text-style-name="P11" svg:width="1.8543in" svg:height="1.6776in" svg:x="14.4425in" svg:y="0.1681in"><text:p text:style-name="P11"><text:span text:style-name="T6">NodePath</text:span></text:p><draw:enhanced-geometry svg:viewBox="0 0 21600 21600" draw:glue-points="10800 0 0 10800 10800 21600 21600 10800" draw:type="flowchart-process" draw:enhanced-path="M 0 0 L 21600 0 21600 21600 0 21600 0 0 Z N"/></draw:custom-shape>a=ShowBase()</text:p>
      <text:p text:style-name="P5">level2Camera=base.makeCamera(base.win)</text:p>
      <text:p text:style-name="P6">strawmodel=loader.loadModel(“StrawberryDonut.egg”)</text:p>
      <text:p text:style-name="P6">level2Camera.<text:span text:style-name="T4">node().</text:span>setScene(strawmodel)</text:p>
      <text:p text:style-name="P6">base.cam.node().setActive<text:span text:style-name="T2">(</text:span>False<text:span text:style-name="T2">)</text:span></text:p>
      <text:p text:style-name="P8">level2Camera.node().setActive<text:span text:style-name="T2">(</text:span><text:span text:style-name="T4">True</text:span><text:span text:style-name="T2">)</text:span></text:p>
      <text:p text:style-name="P9">a.run()</text:p>
      <text:p text:style-name="P6"/>
      <text:p text:style-name="P5"><draw:custom-shape text:anchor-type="paragraph" draw:z-index="16" draw:name="Shape1_7" draw:style-name="gr1" draw:text-style-name="P10" svg:width="1.8551in" svg:height="1.6787in" svg:x="14.4528in" svg:y="1.1736in"><text:p text:style-name="P10"><text:span text:style-name="T5">NodePath</text:span></text:p><draw:enhanced-geometry svg:viewBox="0 0 21600 21600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va Square" svg:font-family="'Nova Squar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Gradient_20_1" draw:display-name="Gradient 1" draw:style="linear" draw:start-color="#ffdbb6" draw:end-color="#ffd8ce" draw:start-intensity="100%" draw:end-intensity="100%" draw:angle="1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0in" fo:page-height="11in" style:num-format="1" style:print-orientation="landscape" fo:margin-top="0.7874in" fo:margin-bottom="0.7874in" fo:margin-left="0.7874in" fo:margin-right="0.7874in" fo:background-color="#ffdbb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dbb6" draw:fill-gradient-name="Gradient_20_1" draw:gradient-step-count="0" draw:opacity="100%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dbb6" draw:fill-gradient-name="Gradient_20_1" draw:gradient-step-count="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11:49:18.746000000</meta:creation-date>
    <dc:date>2021-02-23T19:48:50.830000000</dc:date>
    <meta:editing-duration>PT36M10S</meta:editing-duration>
    <meta:editing-cycles>1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4" meta:word-count="203" meta:character-count="4822" meta:non-whitespace-character-count="2468"/>
  </office:meta>
</office:document-meta>
</file>